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ef74" officeooo:paragraph-rsid="0002ef74"/>
    </style:style>
    <style:style style:name="P2" style:family="paragraph" style:parent-style-name="Standard">
      <style:text-properties officeooo:rsid="00047d84" officeooo:paragraph-rsid="00047d84"/>
    </style:style>
    <style:style style:name="P3" style:family="paragraph" style:parent-style-name="Standard">
      <style:text-properties officeooo:rsid="0005f966" officeooo:paragraph-rsid="0005f966"/>
    </style:style>
    <style:style style:name="P4" style:family="paragraph" style:parent-style-name="Standard">
      <style:text-properties style:font-name="Consolas" officeooo:rsid="0005f966" officeooo:paragraph-rsid="0005f966"/>
    </style:style>
    <style:style style:name="P5" style:family="paragraph" style:parent-style-name="Standard">
      <style:text-properties style:font-name="Consolas" fo:font-weight="normal" officeooo:rsid="0005f966" officeooo:paragraph-rsid="0005f966" style:font-weight-asian="normal" style:font-weight-complex="normal"/>
    </style:style>
    <style:style style:name="P6" style:family="paragraph" style:parent-style-name="Standard">
      <style:text-properties style:font-name="Consolas" officeooo:rsid="0008285c" officeooo:paragraph-rsid="0008285c"/>
    </style:style>
    <style:style style:name="P7" style:family="paragraph" style:parent-style-name="Standard">
      <style:text-properties style:font-name="Consolas" officeooo:rsid="00047d84" officeooo:paragraph-rsid="00047d84"/>
    </style:style>
    <style:style style:name="P8" style:family="paragraph" style:parent-style-name="Standard">
      <style:text-properties style:font-name="Consolas" officeooo:rsid="00047d84" officeooo:paragraph-rsid="001ab5d1"/>
    </style:style>
    <style:style style:name="P9" style:family="paragraph" style:parent-style-name="Standard">
      <style:text-properties style:font-name="Consolas" officeooo:rsid="0002ef74" officeooo:paragraph-rsid="0002ef74"/>
    </style:style>
    <style:style style:name="P10" style:family="paragraph" style:parent-style-name="Standard">
      <style:text-properties style:font-name="Consolas" officeooo:rsid="0002ef74" officeooo:paragraph-rsid="001ab5d1"/>
    </style:style>
    <style:style style:name="P11" style:family="paragraph" style:parent-style-name="Standard">
      <style:text-properties style:font-name="Consolas" officeooo:rsid="000b2090" officeooo:paragraph-rsid="000b2090"/>
    </style:style>
    <style:style style:name="P12" style:family="paragraph" style:parent-style-name="Standard">
      <style:text-properties style:font-name="Consolas" officeooo:rsid="000cb914" officeooo:paragraph-rsid="000cb914"/>
    </style:style>
    <style:style style:name="P13" style:family="paragraph" style:parent-style-name="Standard">
      <style:text-properties style:font-name="Consolas" officeooo:rsid="000de4cc" officeooo:paragraph-rsid="000de4cc"/>
    </style:style>
    <style:style style:name="P14" style:family="paragraph" style:parent-style-name="Standard">
      <style:text-properties style:font-name="Consolas" officeooo:rsid="000e0439" officeooo:paragraph-rsid="000e0439"/>
    </style:style>
    <style:style style:name="P15" style:family="paragraph" style:parent-style-name="Standard">
      <style:text-properties style:font-name="Consolas" officeooo:rsid="000ee149" officeooo:paragraph-rsid="0012e12d"/>
    </style:style>
    <style:style style:name="P16" style:family="paragraph" style:parent-style-name="Standard">
      <style:text-properties style:font-name="Consolas" officeooo:rsid="0012e12d" officeooo:paragraph-rsid="0012e12d"/>
    </style:style>
    <style:style style:name="P17" style:family="paragraph" style:parent-style-name="Standard">
      <style:text-properties style:font-name="Consolas" officeooo:rsid="000fdf98" officeooo:paragraph-rsid="000fdf98"/>
    </style:style>
    <style:style style:name="P18" style:family="paragraph" style:parent-style-name="Standard">
      <style:text-properties style:font-name="Consolas" officeooo:rsid="001d00e6" officeooo:paragraph-rsid="001d00e6"/>
    </style:style>
    <style:style style:name="P19" style:family="paragraph" style:parent-style-name="Standard">
      <style:text-properties officeooo:rsid="000774d5" officeooo:paragraph-rsid="000774d5"/>
    </style:style>
    <style:style style:name="P20" style:family="paragraph" style:parent-style-name="Standard">
      <style:text-properties officeooo:rsid="0008285c" officeooo:paragraph-rsid="0008285c"/>
    </style:style>
    <style:style style:name="P21" style:family="paragraph" style:parent-style-name="Standard">
      <style:text-properties officeooo:rsid="000b2090" officeooo:paragraph-rsid="000b2090"/>
    </style:style>
    <style:style style:name="P22" style:family="paragraph" style:parent-style-name="Standard">
      <style:text-properties officeooo:rsid="000b2090" officeooo:paragraph-rsid="000b9050"/>
    </style:style>
    <style:style style:name="P23" style:family="paragraph" style:parent-style-name="Standard">
      <style:text-properties officeooo:rsid="000badc5" officeooo:paragraph-rsid="000badc5"/>
    </style:style>
    <style:style style:name="P24" style:family="paragraph" style:parent-style-name="Standard">
      <style:text-properties officeooo:rsid="000ca5cb" officeooo:paragraph-rsid="000ca5cb"/>
    </style:style>
    <style:style style:name="P25" style:family="paragraph" style:parent-style-name="Standard">
      <style:text-properties officeooo:rsid="000de4cc" officeooo:paragraph-rsid="000de4cc"/>
    </style:style>
    <style:style style:name="P26" style:family="paragraph" style:parent-style-name="Standard">
      <style:text-properties officeooo:rsid="000e0439" officeooo:paragraph-rsid="000e0439"/>
    </style:style>
    <style:style style:name="P27" style:family="paragraph" style:parent-style-name="Standard">
      <style:text-properties style:font-name="Liberation Serif" officeooo:rsid="000e0439" officeooo:paragraph-rsid="000e0439"/>
    </style:style>
    <style:style style:name="P28" style:family="paragraph" style:parent-style-name="Standard">
      <style:text-properties style:font-name="Liberation Serif" officeooo:rsid="001ab5d1" officeooo:paragraph-rsid="001ab5d1"/>
    </style:style>
    <style:style style:name="P29" style:family="paragraph" style:parent-style-name="Standard">
      <style:text-properties officeooo:rsid="000ee149" officeooo:paragraph-rsid="0012e12d"/>
    </style:style>
    <style:style style:name="P30" style:family="paragraph" style:parent-style-name="Standard">
      <style:text-properties officeooo:rsid="000fdf98" officeooo:paragraph-rsid="000fdf98"/>
    </style:style>
    <style:style style:name="P31" style:family="paragraph" style:parent-style-name="Standard">
      <style:text-properties officeooo:rsid="000fdf98" officeooo:paragraph-rsid="001e9ab0"/>
    </style:style>
    <style:style style:name="P32" style:family="paragraph" style:parent-style-name="Standard">
      <style:text-properties officeooo:rsid="0012e12d" officeooo:paragraph-rsid="0012e12d"/>
    </style:style>
    <style:style style:name="P33" style:family="paragraph" style:parent-style-name="Standard">
      <style:text-properties officeooo:rsid="0012e12d" officeooo:paragraph-rsid="00225ebb"/>
    </style:style>
    <style:style style:name="P34" style:family="paragraph" style:parent-style-name="Standard">
      <style:text-properties officeooo:rsid="001d00e6" officeooo:paragraph-rsid="001d00e6"/>
    </style:style>
    <style:style style:name="P35" style:family="paragraph" style:parent-style-name="Standard">
      <style:text-properties officeooo:rsid="001e9ab0" officeooo:paragraph-rsid="001e9ab0"/>
    </style:style>
    <style:style style:name="P36" style:family="paragraph" style:parent-style-name="Standard">
      <style:text-properties officeooo:rsid="002098de" officeooo:paragraph-rsid="002098de"/>
    </style:style>
    <style:style style:name="P37" style:family="paragraph" style:parent-style-name="Standard">
      <style:text-properties style:font-name="Lucida Console" officeooo:rsid="002098de" officeooo:paragraph-rsid="002098de"/>
    </style:style>
    <style:style style:name="P38" style:family="paragraph" style:parent-style-name="Standard">
      <style:text-properties officeooo:rsid="00225ebb" officeooo:paragraph-rsid="00235aa1"/>
    </style:style>
    <style:style style:name="P39" style:family="paragraph" style:parent-style-name="Standard">
      <style:text-properties officeooo:rsid="00235aa1" officeooo:paragraph-rsid="00235aa1"/>
    </style:style>
    <style:style style:name="P40" style:family="paragraph" style:parent-style-name="Standard">
      <style:text-properties officeooo:rsid="00237789" officeooo:paragraph-rsid="00237789"/>
    </style:style>
    <style:style style:name="P41" style:family="paragraph" style:parent-style-name="Standard" style:list-style-name="L1">
      <style:text-properties officeooo:rsid="0005f966" officeooo:paragraph-rsid="0005f966"/>
    </style:style>
    <style:style style:name="P42" style:family="paragraph" style:parent-style-name="Standard">
      <style:text-properties fo:font-weight="bold" officeooo:rsid="001e9ab0" officeooo:paragraph-rsid="001e9ab0" style:font-weight-asian="bold" style:font-weight-complex="bold"/>
    </style:style>
    <style:style style:name="P43" style:family="paragraph" style:parent-style-name="Standard">
      <style:text-properties fo:font-weight="bold" officeooo:rsid="002098de" officeooo:paragraph-rsid="002098de" style:font-weight-asian="bold" style:font-weight-complex="bold"/>
    </style:style>
    <style:style style:name="P44" style:family="paragraph" style:parent-style-name="Standard">
      <style:text-properties fo:font-weight="bold" officeooo:rsid="00296a64" officeooo:paragraph-rsid="00296a64" style:font-weight-asian="bold" style:font-weight-complex="bold"/>
    </style:style>
    <style:style style:name="P45" style:family="paragraph" style:parent-style-name="Standard">
      <style:text-properties fo:font-weight="bold" officeooo:rsid="002a7cae" officeooo:paragraph-rsid="002a7cae" style:font-weight-asian="bold" style:font-weight-complex="bold"/>
    </style:style>
    <style:style style:name="P46" style:family="paragraph" style:parent-style-name="Standard">
      <style:text-properties officeooo:rsid="00296a64" officeooo:paragraph-rsid="00296a64"/>
    </style:style>
    <style:style style:name="P47" style:family="paragraph" style:parent-style-name="Standard">
      <style:text-properties officeooo:rsid="002a7cae" officeooo:paragraph-rsid="002a7cae"/>
    </style:style>
    <style:style style:name="P48" style:family="paragraph" style:parent-style-name="Standard">
      <style:text-properties officeooo:rsid="0012e12d" officeooo:paragraph-rsid="00225ebb"/>
    </style:style>
    <style:style style:name="P49" style:family="paragraph" style:parent-style-name="Heading_20_2">
      <style:text-properties officeooo:rsid="00225ebb" officeooo:paragraph-rsid="00225e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4eab"/>
    </style:style>
    <style:style style:name="T3" style:family="text">
      <style:text-properties officeooo:rsid="0008285c"/>
    </style:style>
    <style:style style:name="T4" style:family="text">
      <style:text-properties officeooo:rsid="000b9050"/>
    </style:style>
    <style:style style:name="T5" style:family="text">
      <style:text-properties officeooo:rsid="000badc5"/>
    </style:style>
    <style:style style:name="T6" style:family="text">
      <style:text-properties officeooo:rsid="0013eaff"/>
    </style:style>
    <style:style style:name="T7" style:family="text">
      <style:text-properties fo:color="#3333ff"/>
    </style:style>
    <style:style style:name="T8" style:family="text">
      <style:text-properties fo:color="#ff9900"/>
    </style:style>
    <style:style style:name="T9" style:family="text">
      <style:text-properties officeooo:rsid="001ab5d1"/>
    </style:style>
    <style:style style:name="T10" style:family="text">
      <style:text-properties officeooo:rsid="001ba312"/>
    </style:style>
    <style:style style:name="T11" style:family="text">
      <style:text-properties officeooo:rsid="00235aa1"/>
    </style:style>
    <style:style style:name="T12" style:family="text">
      <style:text-properties officeooo:rsid="00254b24"/>
    </style:style>
    <style:style style:name="T13" style:family="text">
      <style:text-properties officeooo:rsid="0025e76f"/>
    </style:style>
    <style:style style:name="T14" style:family="text">
      <style:text-properties officeooo:rsid="00287a0f"/>
    </style:style>
    <style:style style:name="T15" style:family="text">
      <style:text-properties officeooo:rsid="002a7cae"/>
    </style:style>
    <style:style style:name="T16" style:family="text">
      <style:text-properties officeooo:rsid="002bc87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3">Chapter 3: </text:span>Arithmetic</text:p>
      <text:h text:style-name="Heading_20_2" text:outline-level="2">Average</text:h>
      <text:p text:style-name="P30"/>
      <text:p text:style-name="P31">The most common arithmetic task might be finding the average of two numbers. You add them together and divide by two. </text:p>
      <text:p text:style-name="P31"/>
      <text:p text:style-name="P42">Exercise <text:span text:style-name="T12">3</text:span>.1:</text:p>
      <text:p text:style-name="P31"/>
      <text:p text:style-name="P35">Write a Python program to do find the average of two numbers. You should be able to run the function on two numbers and have it print the average, like this:</text:p>
      <text:p text:style-name="P31"/>
      <text:p text:style-name="P37">&gt;&gt;&gt; average(10,20)</text:p>
      <text:p text:style-name="P37">15.0</text:p>
      <text:p text:style-name="P36"/>
      <text:p text:style-name="P43">Solution:</text:p>
      <text:p text:style-name="P31"/>
      <text:p text:style-name="P31">You might think this will do the trick:</text:p>
      <text:p text:style-name="P30"/>
      <text:p text:style-name="P17"><text:span text:style-name="T8">def</text:span> <text:span text:style-name="T7">average</text:span>(a,b):</text:p>
      <text:p text:style-name="P17"><text:s text:c="4"/><text:span text:style-name="T8">return</text:span> a + b / 2</text:p>
      <text:p text:style-name="P30"/>
      <text:p text:style-name="P30">But when <text:span text:style-name="T14">we</text:span> test it, <text:span text:style-name="T14">we</text:span> get the wrong answer:</text:p>
      <text:p text:style-name="P30"/>
      <text:p text:style-name="P17">&gt;&gt;&gt; average(10,20)</text:p>
      <text:p text:style-name="P17">20.0</text:p>
      <text:p text:style-name="P30"/>
      <text:p text:style-name="P30">That's because of the order of operations. It's dividing b by 2, then adding a. <text:span text:style-name="T14">We</text:span> need to use parentheses to add the two numbers first:</text:p>
      <text:p text:style-name="P30"/>
      <text:p text:style-name="P17">def average(a,b):</text:p>
      <text:p text:style-name="P17"><text:s text:c="4"/>return (a + b) / 2</text:p>
      <text:p text:style-name="P17"/>
      <text:p text:style-name="P17">&gt;&gt;&gt; average(10,20)</text:p>
      <text:p text:style-name="P17">15.0</text:p>
      <text:p text:style-name="P30"/>
      <text:h text:style-name="P49" text:outline-level="2">The Running Sum</text:h>
      <text:p text:style-name="P38"><text:span text:style-name="T11">One of t</text:span>he most common things you'll do as a programmer is keep <text:span text:style-name="T11">track of </text:span>a running sum (or product) while you loop through a bunch of numbers. The way to do this is to create a running_sum variable (remember, “sum” is taken already), set it to zero to begin with and add to it. <text:span text:style-name="T11">The notation “+=” comes up here:</text:span></text:p>
      <text:p text:style-name="P38"/>
      <text:p text:style-name="P39">&gt;&gt;&gt; running_sum = 0</text:p>
      <text:p text:style-name="P39">&gt;&gt;&gt; running_sum += 3</text:p>
      <text:p text:style-name="P39">&gt;&gt;&gt; running_sum</text:p>
      <text:p text:style-name="P39">3</text:p>
      <text:p text:style-name="P39">&gt;&gt;&gt; running_sum += 5</text:p>
      <text:p text:style-name="P39"><text:soft-page-break/>&gt;&gt;&gt; running_sum</text:p>
      <text:p text:style-name="P39">8</text:p>
      <text:p text:style-name="P39"/>
      <text:p text:style-name="P39"><text:span text:style-name="T14">Remember, i</text:span>t's the same thing to say “running sum += 3” and “running_sum = running_sum + 3”.</text:p>
      <text:p text:style-name="P39"/>
      <text:p text:style-name="P39">Let's increment the running sum by 3 a bunch of times. </text:p>
      <text:p text:style-name="P39"/>
      <text:p text:style-name="P39">running_sum = 0</text:p>
      <text:p text:style-name="P39">for i in range(10):</text:p>
      <text:p text:style-name="P39"><text:s text:c="5"/>running_sum += 3</text:p>
      <text:p text:style-name="P39">print(running_sum)</text:p>
      <text:p text:style-name="P39"/>
      <text:p text:style-name="P39">What do you think the final sum is?</text:p>
      <text:p text:style-name="P39"><text:tab/></text:p>
      <text:p text:style-name="P39">&gt;&gt;&gt; 30</text:p>
      <text:p text:style-name="P39"/>
      <text:p text:style-name="P39">Now we'll add all the numbers from 1 to 100. What “range” is that?</text:p>
      <text:p text:style-name="P39"/>
      <text:p text:style-name="P40">range(1,101)</text:p>
      <text:p text:style-name="P40"/>
      <text:p text:style-name="P44">Exercise 3.2:</text:p>
      <text:p text:style-name="P46">Write a function called “mySum” that will take an integer as a parameter and return the <text:span text:style-name="T15">sum of all the numbers from 1 up to that number, like this:</text:span></text:p>
      <text:p text:style-name="P46"/>
      <text:p text:style-name="P47">&gt;&gt;&gt; mySum(10)</text:p>
      <text:p text:style-name="P47">55</text:p>
      <text:p text:style-name="P47"/>
      <text:p text:style-name="P47">Because 1+2+3+4+5+6+7+8+9+10 = 55</text:p>
      <text:p text:style-name="P47"/>
      <text:p text:style-name="P45">Solution:</text:p>
      <text:p text:style-name="P45"/>
      <text:p text:style-name="P47">def mySum(num):</text:p>
      <text:p text:style-name="P47"><text:s text:c="4"/>running_sum = 0</text:p>
      <text:p text:style-name="P47"><text:s text:c="4"/>for i in range(1,num+1):</text:p>
      <text:p text:style-name="P47"><text:s text:c="8"/>running_sum += i</text:p>
      <text:p text:style-name="P47"><text:s text:c="4"/>return running_sum</text:p>
      <text:p text:style-name="P33"/>
      <text:p text:style-name="P33"/>
      <text:p text:style-name="P33"/>
      <text:p text:style-name="P33"><text:span text:style-name="T16">Using a variable we can save one number, but what if we want to save more than one number</text:span>? We'll use a list.</text:p>
      <text:h text:style-name="Heading_20_2" text:outline-level="2">Lists</text:h>
      <text:p text:style-name="P1">There are lots of repetitious tasks to automate even before we get to Algebra. For example, factoring a number. We've learned how to save one value to a variable, but how can we save more than one value? That's why programming languages have <text:span text:style-name="T1">lists</text:span>.</text:p>
      <text:p text:style-name="P1"/>
      <text:p text:style-name="P1">Declaring a list is as easy as enclosing a group of values in square brackets like this:</text:p>
      <text:p text:style-name="P1"><text:soft-page-break/></text:p>
      <text:p text:style-name="P9">&gt;&gt;&gt; a = [1,2,3]</text:p>
      <text:p text:style-name="P9">&gt;&gt;&gt; a</text:p>
      <text:p text:style-name="P9">[1, 2, 3]</text:p>
      <text:p text:style-name="P1"/>
      <text:p text:style-name="P1">Something we'll see often is creating an empty list so we can add values to it afterwards. Here's how:</text:p>
      <text:p text:style-name="P1"/>
      <text:p text:style-name="P9">&gt;&gt;&gt; b = []</text:p>
      <text:p text:style-name="P9">&gt;&gt;&gt; b</text:p>
      <text:p text:style-name="P9">[]</text:p>
      <text:p text:style-name="P9">&gt;&gt;&gt; b.append(4)</text:p>
      <text:p text:style-name="P9">&gt;&gt;&gt; b</text:p>
      <text:p text:style-name="P9">[4]</text:p>
      <text:p text:style-name="P9">&gt;&gt;&gt; b.append(5)</text:p>
      <text:p text:style-name="P9">&gt;&gt;&gt; b</text:p>
      <text:p text:style-name="P9">[4, 5]</text:p>
      <text:p text:style-name="P9">&gt;&gt;&gt; b.append(True)</text:p>
      <text:p text:style-name="P9">&gt;&gt;&gt; b</text:p>
      <text:p text:style-name="P9">[4, 5, True]</text:p>
      <text:p text:style-name="P9">&gt;&gt;&gt; b.append("hello")</text:p>
      <text:p text:style-name="P9">&gt;&gt;&gt; b</text:p>
      <text:p text:style-name="P9">[4, 5, True, 'hello']</text:p>
      <text:p text:style-name="P9">&gt;&gt;&gt; b.remove(5)</text:p>
      <text:p text:style-name="P9">&gt;&gt;&gt; b</text:p>
      <text:p text:style-name="P9">[4, True, 'hello']</text:p>
      <text:p text:style-name="P9"/>
      <text:h text:style-name="Heading_20_2" text:outline-level="2">Back to the Average</text:h>
      <text:p text:style-name="P32"/>
      <text:p text:style-name="P32">Let's use lists to find the average of a bunch of numbers. All we need is the sum of the numbers and how many there are. Here's a way to find the sum and the number of items manually:</text:p>
      <text:p text:style-name="P32"/>
      <text:p text:style-name="P16">def average2(numList):</text:p>
      <text:p text:style-name="P16"><text:s text:c="4"/>running_sum = 0</text:p>
      <text:p text:style-name="P16"><text:s text:c="4"/>items = 0</text:p>
      <text:p text:style-name="P16"><text:s text:c="4"/>for item in numList:</text:p>
      <text:p text:style-name="P16"><text:s text:c="8"/>running_sum += item</text:p>
      <text:p text:style-name="P16"><text:s text:c="8"/>items += 1</text:p>
      <text:p text:style-name="P16"><text:s text:c="4"/>return running_sum / items</text:p>
      <text:p text:style-name="P16"/>
      <text:p text:style-name="P16">&gt;&gt;&gt; average2([8,11,15])</text:p>
      <text:p text:style-name="P16">11.333333333333334</text:p>
      <text:p text:style-name="P29"/>
      <text:p text:style-name="P32">But there are built-in keywords in Python for the sum of the numbers in a list and the length of a list. </text:p>
      <text:p text:style-name="P29"/>
      <text:p text:style-name="P16">&gt;&gt;&gt; sum([8,11,15])</text:p>
      <text:p text:style-name="P16">34</text:p>
      <text:p text:style-name="P16"/>
      <text:p text:style-name="P16"><text:soft-page-break/>&gt;&gt;&gt; len([8,11,15])</text:p>
      <text:p text:style-name="P16">3</text:p>
      <text:p text:style-name="P32"/>
      <text:p text:style-name="P32">So the more <text:span text:style-name="T6">concise</text:span> version would be </text:p>
      <text:p text:style-name="P32"/>
      <text:p text:style-name="P16">def average3(numList):</text:p>
      <text:p text:style-name="P16"><text:s text:c="4"/>return sum(numList)/len(numList)</text:p>
      <text:p text:style-name="P29"/>
      <text:h text:style-name="Heading_20_2" text:outline-level="2">Square Roots</text:h>
      <text:p text:style-name="P29"/>
      <text:p text:style-name="P29">A good use of Iteration is approximating square roots. Say you don't know the square root of 60 but you guess it's 7.5. Average 60/7.5 and 7.5 to get your next guess:</text:p>
      <text:p text:style-name="P29"/>
      <text:p text:style-name="P29">&gt;&gt;&gt; average(60/7.5,7.5)</text:p>
      <text:p text:style-name="P29">7.75</text:p>
      <text:p text:style-name="P29"/>
      <text:p text:style-name="P29">Now plug the new guess in:</text:p>
      <text:p text:style-name="P29"/>
      <text:p text:style-name="P29">&gt;&gt;&gt; average(60/7.75,7.75)</text:p>
      <text:p text:style-name="P29">7.745967741935484</text:p>
      <text:p text:style-name="P29"/>
      <text:p text:style-name="P29">Let's automate this process:</text:p>
      <text:p text:style-name="P29"/>
      <text:p text:style-name="P29">def squareRoot(num, guess):</text:p>
      <text:p text:style-name="P29"><text:s text:c="4"/>'''approximates the square root</text:p>
      <text:p text:style-name="P29"><text:s text:c="4"/>of num by iteration. Guess is a</text:p>
      <text:p text:style-name="P29"><text:s text:c="4"/>first guess.'''</text:p>
      <text:p text:style-name="P29"><text:s text:c="4"/>for i in range(10):</text:p>
      <text:p text:style-name="P29"><text:s text:c="8"/>newguess = average(num/guess, guess)</text:p>
      <text:p text:style-name="P29"><text:s text:c="8"/>guess = newguess</text:p>
      <text:p text:style-name="P29"><text:s text:c="4"/>return guess, guess**2</text:p>
      <text:p text:style-name="P29"/>
      <text:p text:style-name="P29">&gt;&gt;&gt; squareRoot(60,7.5)</text:p>
      <text:p text:style-name="P29">(7.745966692414834, 60.00000000000001)</text:p>
      <text:p text:style-name="P29"/>
      <text:p text:style-name="P29">Even a terrible first guess can be corrected by all that iterating. After 6 iterations it's accurate to 5 decimal places.</text:p>
      <text:p text:style-name="P29"/>
      <text:p text:style-name="P29">&gt;&gt;&gt; squareRoot(60,1)</text:p>
      <text:p text:style-name="P29">30.5</text:p>
      <text:p text:style-name="P29">16.233606557377048</text:p>
      <text:p text:style-name="P29">9.964821455916496</text:p>
      <text:p text:style-name="P29">7.993001548146788</text:p>
      <text:p text:style-name="P29">7.749784170716252</text:p>
      <text:p text:style-name="P15">7.745967632643636</text:p>
      <text:p text:style-name="P15"/>
      <text:p text:style-name="P15"/>
      <text:h text:style-name="Heading_20_2" text:outline-level="2"><text:soft-page-break/>More about Lists</text:h>
      <text:p text:style-name="P1"/>
      <text:p text:style-name="P2">You can <text:span text:style-name="T9">refer to</text:span> any element in a list by using its index, also in square brackets:</text:p>
      <text:p text:style-name="P2"/>
      <text:p text:style-name="P10">&gt;&gt;&gt; b</text:p>
      <text:p text:style-name="P10">[4, True, 'hello']</text:p>
      <text:p text:style-name="P8">&gt;&gt;&gt; b[0]</text:p>
      <text:p text:style-name="P7">4</text:p>
      <text:p text:style-name="P7">&gt;&gt;&gt; b[2]</text:p>
      <text:p text:style-name="P7">'hello'</text:p>
      <text:p text:style-name="P2"/>
      <text:p text:style-name="P2">Remember the indices start a 0, not 1. You can <text:span text:style-name="T9">access</text:span> everything from the second element (index 1) on:</text:p>
      <text:p text:style-name="P2"/>
      <text:p text:style-name="P7">&gt;&gt;&gt; b[1:]</text:p>
      <text:p text:style-name="P7">[True, 'hello']</text:p>
      <text:p text:style-name="P2"/>
      <text:p text:style-name="P2">A very useful thing to know is <text:span text:style-name="T2">you can access the last terms in a list, even if you don't know how long it is, by using negative numbers</text:span>:</text:p>
      <text:p text:style-name="P7">&gt;&gt;&gt; b[-1]</text:p>
      <text:p text:style-name="P7">'hello'</text:p>
      <text:p text:style-name="P7">&gt;&gt;&gt; b[-2]</text:p>
      <text:p text:style-name="P7">True</text:p>
      <text:p text:style-name="P2"/>
      <text:p text:style-name="P20">Another useful thing you can do is check whether a value is in a list <text:span text:style-name="T9">using “in.” Like every conditional statement, this returns a “boolean,” an expression that will return True or False.</text:span></text:p>
      <text:p text:style-name="P20"/>
      <text:p text:style-name="P6">&gt;&gt;&gt; b = [1,2,3,'hello']</text:p>
      <text:p text:style-name="P6">&gt;&gt;&gt; 1 in b</text:p>
      <text:p text:style-name="P6">True</text:p>
      <text:p text:style-name="P6">&gt;&gt;&gt; 4 in b</text:p>
      <text:p text:style-name="P6">False</text:p>
      <text:p text:style-name="P6">&gt;&gt;&gt; "hello" in b</text:p>
      <text:p text:style-name="P6">True</text:p>
      <text:p text:style-name="P20"/>
      <text:p text:style-name="P20">And if a value is in the list, you can find its index by asking for it:</text:p>
      <text:p text:style-name="P20"/>
      <text:p text:style-name="P6">&gt;&gt;&gt; b.index(1)</text:p>
      <text:p text:style-name="P6">0</text:p>
      <text:p text:style-name="P6">&gt;&gt;&gt; b.index('hello')</text:p>
      <text:p text:style-name="P6">3</text:p>
      <text:p text:style-name="P6">&gt;&gt;&gt; b.index(4)</text:p>
      <text:p text:style-name="P6">Traceback (most recent call last):</text:p>
      <text:p text:style-name="P6"><text:s text:c="2"/>File "&lt;pyshell#85&gt;", line 1, in &lt;module&gt;</text:p>
      <text:p text:style-name="P6"><text:s text:c="4"/>b.index(4)</text:p>
      <text:p text:style-name="P6">ValueError: 4 is not in list</text:p>
      <text:p text:style-name="P6"/>
      <text:p text:style-name="P28">Read error messages from the last line first. This one says on the last line that 4 is not in the list.</text:p>
      <text:h text:style-name="Heading_20_2" text:outline-level="2"><text:soft-page-break/>Factors of a number</text:h>
      <text:p text:style-name="P3"><text:span text:style-name="T10">Finally, we're going to factor a number! </text:span>A number is a factor of another if it divides evenly into it. Python (and many other <text:span text:style-name="T10">languages</text:span>) use the modulo operator, the percent sign (%), to calculate the remainder when two numbers are divided. So if a % b is zero, then b divides evenly into a. Here's an example:</text:p>
      <text:p text:style-name="P3"/>
      <text:p text:style-name="P3">&gt;&gt;&gt; 20 % 3</text:p>
      <text:p text:style-name="P3">2</text:p>
      <text:p text:style-name="P3"/>
      <text:p text:style-name="P3">This means when you divide 20 by 3, you get a remainder of 2.</text:p>
      <text:p text:style-name="P3"/>
      <text:p text:style-name="P3">&gt;&gt;&gt; 20 % 5</text:p>
      <text:p text:style-name="P3">0</text:p>
      <text:p text:style-name="P3"/>
      <text:p text:style-name="P3">So 5 is a factor of 20.</text:p>
      <text:p text:style-name="P3"/>
      <text:p text:style-name="P3">&gt;&gt;&gt; 21 % 5</text:p>
      <text:p text:style-name="P3">1</text:p>
      <text:p text:style-name="P3"/>
      <text:p text:style-name="P3">5 is not a factor of 21.</text:p>
      <text:p text:style-name="P3"/>
      <text:p text:style-name="P3">Let's put that together into a function that will take a number and return a list of its factors. Why don't we just print out the factors? Well, we're going to use the factors later, to find the greatest common factor.</text:p>
      <text:p text:style-name="P3"/>
      <text:p text:style-name="P3">The plan is:</text:p>
      <text:list xml:id="list1441896245636849600" text:style-name="L1">
        <text:list-item>
          <text:p text:style-name="P41">Create an empty factors list to fill with factors</text:p>
        </text:list-item>
        <text:list-item>
          <text:p text:style-name="P41">Take in the number</text:p>
        </text:list-item>
        <text:list-item>
          <text:p text:style-name="P41">Loop over all the numbers from 1 to that number</text:p>
        </text:list-item>
        <text:list-item>
          <text:p text:style-name="P41">If any divide evenly, add to the factors list</text:p>
        </text:list-item>
        <text:list-item>
          <text:p text:style-name="P41">Return the list of factors at the end.</text:p>
        </text:list-item>
      </text:list>
      <text:p text:style-name="P3"/>
      <text:p text:style-name="P3">Here's the function:</text:p>
      <text:p text:style-name="P3"/>
      <text:p text:style-name="P4">def factors(num):</text:p>
      <text:p text:style-name="P4"><text:s text:c="4"/>'''returns a list of the factors of num'''</text:p>
      <text:p text:style-name="P4"><text:s text:c="4"/>facts = [] #empty factor list</text:p>
      <text:p text:style-name="P4"><text:s text:c="4"/>for i in range(1,num+1): #go from 1 to num</text:p>
      <text:p text:style-name="P4"><text:s text:c="8"/>if num % i == 0: #if i divides evenly</text:p>
      <text:p text:style-name="P4"><text:s text:c="12"/>facts.append(i) #it's a factor</text:p>
      <text:p text:style-name="P4"><text:s text:c="4"/>return facts</text:p>
      <text:p text:style-name="P3"/>
      <text:p text:style-name="P3">Here are all the factors of 120:</text:p>
      <text:p text:style-name="P3"/>
      <text:p text:style-name="P5">&gt;&gt;&gt; factors(120)</text:p>
      <text:p text:style-name="P5">[1, 2, 3, 4, 5, 6, 8, 10, 12, 15, 20, 24, 30, 40, 60, 120]</text:p>
      <text:p text:style-name="P3"/>
      <text:p text:style-name="P19">We can use that to find the <text:span text:style-name="T1">greatest common factor</text:span> of two numbers. <text:span text:style-name="T3">To find the “GCF” of 24 and 60, </text:span><text:soft-page-break/><text:span text:style-name="T3">for example, <text:s/>we would factor the numerator and denomintor, then choose the largest number which is a factor of both would be our GCF.</text:span></text:p>
      <text:p text:style-name="P19"/>
      <text:p text:style-name="P18">def greatest_common_factor(a,b):</text:p>
      <text:p text:style-name="P18"><text:s text:c="4"/>'''finds the greatest common factor of two numbers'''</text:p>
      <text:p text:style-name="P18"><text:s text:c="4"/>#get lists of factors of each number</text:p>
      <text:p text:style-name="P18"><text:s text:c="4"/>afacts = factors(a)</text:p>
      <text:p text:style-name="P18"><text:s text:c="4"/>bfacts = factors(b)</text:p>
      <text:p text:style-name="P18"><text:s text:c="4"/>#reverse one list of factors:</text:p>
      <text:p text:style-name="P18"><text:s text:c="4"/>afacts.reverse()</text:p>
      <text:p text:style-name="P18"><text:s text:c="4"/>#go through list, greatest first</text:p>
      <text:p text:style-name="P18"><text:s text:c="4"/>for fact in afacts:</text:p>
      <text:p text:style-name="P18"><text:s text:c="8"/>#if one of the factors is in the other list</text:p>
      <text:p text:style-name="P18"><text:s text:c="8"/>if fact in bfacts:</text:p>
      <text:p text:style-name="P18"><text:s text:c="12"/>#it must be the greatest</text:p>
      <text:p text:style-name="P18"><text:s text:c="12"/>return fact</text:p>
      <text:p text:style-name="P19"/>
      <text:p text:style-name="P21">Here's how to get the greatest common factor of 54 and 24:</text:p>
      <text:p text:style-name="P21"/>
      <text:p text:style-name="P21">&gt;&gt;&gt; greatest_common_factor(54,24)</text:p>
      <text:p text:style-name="P21">6</text:p>
      <text:p text:style-name="P21"/>
      <text:h text:style-name="Heading_20_2" text:outline-level="2">Reducing Fractions</text:h>
      <text:p text:style-name="P22">Th<text:span text:style-name="T4">e </text:span>greatest common factor is a key tool in reducing fractions. All you need is the <text:span text:style-name="T4">GCF</text:span> of the numerator and the denominator and divide the numerator and denominator by that factor. Here's a function to do that:</text:p>
      <text:p text:style-name="P21"/>
      <text:p text:style-name="P11">def reduce(numerator, denominator):</text:p>
      <text:p text:style-name="P11"><text:s text:c="4"/>'''reduces the fraction <text:span text:style-name="T4">numerator/denominator</text:span> to its lowest form'''</text:p>
      <text:p text:style-name="P11"><text:s text:c="4"/>gcf = greatest_common_factor(numerator,denominator)</text:p>
      <text:p text:style-name="P11"><text:s text:c="4"/>numerator /= gcf <text:span text:style-name="T5">#divide the numerator by the GCF</text:span></text:p>
      <text:p text:style-name="P11"><text:s text:c="4"/>denominator /= gcf <text:span text:style-name="T5">#and the denominator</text:span></text:p>
      <text:p text:style-name="P11"><text:s text:c="4"/>return int(numerator), int(denominator)</text:p>
      <text:p text:style-name="P21"/>
      <text:p text:style-name="P23">To reduce the fraction 24/54:</text:p>
      <text:p text:style-name="P23"/>
      <text:p text:style-name="P23">&gt;&gt;&gt; reduce(24,54)</text:p>
      <text:p text:style-name="P23">(4, 9)</text:p>
      <text:p text:style-name="P23"/>
      <text:p text:style-name="P23">In its lowest form, <draw:frame draw:style-name="fr1" draw:name="Object1" text:anchor-type="as-char" svg:y="-0.2437in" svg:width="0.2846in" svg:height="0.3929in" draw:z-index="0"><draw:object xlink:href="./Object 1" xlink:type="simple" xlink:show="embed" xlink:actuate="onLoad"/><draw:image xlink:href="./ObjectReplacements/Object 1" xlink:type="simple" xlink:show="embed" xlink:actuate="onLoad"/></draw:frame>= <draw:frame draw:style-name="fr1" draw:name="Object2" text:anchor-type="as-char" svg:y="-0.2445in" svg:width="0.2063in" svg:height="0.393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23"/>
      <text:p text:style-name="P34">If the fraction is already in its lowest form, its gcd is 1, so there's no change:</text:p>
      <text:p text:style-name="P34"/>
      <text:p text:style-name="P13">&gt;&gt;&gt; reduce(5,4)</text:p>
      <text:p text:style-name="P13">(5, 4)</text:p>
      <text:p text:style-name="P25"/>
      <text:p text:style-name="P25"><text:soft-page-break/></text:p>
      <text:p text:style-name="P23"/>
      <text:h text:style-name="Heading_20_2" text:outline-level="2">Multiplying Fractions</text:h>
      <text:p text:style-name="P24">Multiplying fractions is easier than adding fractions. You just multiply the numerators, multiply the denominators and reduce if necessary. Here's a function to do that:</text:p>
      <text:p text:style-name="P24"/>
      <text:p text:style-name="P12">def multiply_fractions(n1,d1,n2,d2):</text:p>
      <text:p text:style-name="P12"><text:s text:c="4"/>'''multiplies n1/d1 * n2/d2'''</text:p>
      <text:p text:style-name="P12"><text:s text:c="4"/>numerator = n1 * n2</text:p>
      <text:p text:style-name="P12"><text:s text:c="4"/>denominator = d1 * d2</text:p>
      <text:p text:style-name="P12"><text:s text:c="4"/>return reduce(numerator,denominator)</text:p>
      <text:p text:style-name="P12"/>
      <text:p text:style-name="P26">Now, to multiply <draw:frame draw:style-name="fr1" draw:name="Object3" text:anchor-type="as-char" svg:y="-0.2437in" svg:width="0.3756in" svg:height="0.3929in" draw:z-index="2"><draw:object xlink:href="./Object 3" xlink:type="simple" xlink:show="embed" xlink:actuate="onLoad"/><draw:image xlink:href="./ObjectReplacements/Object 3" xlink:type="simple" xlink:show="embed" xlink:actuate="onLoad"/></draw:frame>, just enter</text:p>
      <text:p text:style-name="P26"/>
      <text:p text:style-name="P14">&gt;&gt;&gt; multiply_fractions(1,2,3,4)</text:p>
      <text:p text:style-name="P14">(3, 8)</text:p>
      <text:p text:style-name="P14"/>
      <text:p text:style-name="P27">Adding fractions</text:p>
      <text:p text:style-name="P27">Adding fractions is harder. First you have to find a common denominator, which is the lowest common multiple of the two denominators. Here's a function to find the LCM:</text:p>
      <text:p text:style-name="P27"/>
      <text:p text:style-name="P14">def lowest_common_multiple(a,b):</text:p>
      <text:p text:style-name="P14"><text:s text:c="4"/>'''returns the LCM of two numbers'''</text:p>
      <text:p text:style-name="P14"><text:s text:c="4"/>mult = a #start with one number</text:p>
      <text:p text:style-name="P14"><text:s text:c="4"/>counter = 1 #we'll multiply by this number</text:p>
      <text:p text:style-name="P14"><text:s text:c="4"/>while mult &lt;= a*b: #this is the largest possible LCM</text:p>
      <text:p text:style-name="P14"><text:s text:c="8"/>mult = a*counter #use all the multiples of a</text:p>
      <text:p text:style-name="P14"><text:s text:c="8"/>if mult % b == 0: #if it's also a multiple of b</text:p>
      <text:p text:style-name="P14"><text:s text:c="12"/>return mult</text:p>
      <text:p text:style-name="P14"><text:s text:c="8"/>counter += 1 #if not, go to the next multiple of a</text:p>
      <text:p text:style-name="P27"/>
      <text:p text:style-name="P27">Then you multiply the numerators by the LCM divided by their denominators. Then add the numerators. Finally, reduce the fraction if necessary. Here's the whole code:</text:p>
      <text:p text:style-name="P27"/>
      <text:p text:style-name="P14">def add_fractions(a,b,c,d):</text:p>
      <text:p text:style-name="P14"><text:s text:c="4"/>'''adds a/b + c/d'''</text:p>
      <text:p text:style-name="P14"><text:s text:c="4"/>#first find LCM of denominators</text:p>
      <text:p text:style-name="P14"><text:s text:c="4"/>lcm = lowest_common_multiple(b,d)</text:p>
      <text:p text:style-name="P14"><text:s text:c="4"/>#multiply numerators:</text:p>
      <text:p text:style-name="P14"><text:s text:c="4"/>a = int(a*lcm/b)</text:p>
      <text:p text:style-name="P14"><text:s text:c="4"/>c = int(c*lcm/d)</text:p>
      <text:p text:style-name="P14"><text:s text:c="4"/>sum_numerator = a + c</text:p>
      <text:p text:style-name="P14"><text:s text:c="4"/>return reduce(sum_numerator,lcm)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1:18:52.676000000</meta:creation-date>
    <dc:date>2016-12-23T13:52:04.007000000</dc:date>
    <meta:editing-duration>PT19H50M16S</meta:editing-duration>
    <meta:editing-cycles>34</meta:editing-cycles>
    <meta:generator>LibreOffice/5.0.3.2$Windows_x86 LibreOffice_project/e5f16313668ac592c1bfb310f4390624e3dbfb75</meta:generator>
    <meta:document-statistic meta:table-count="0" meta:image-count="0" meta:object-count="3" meta:page-count="8" meta:paragraph-count="248" meta:word-count="1606" meta:character-count="9175" meta:non-whitespace-character-count="7476"/>
  </office:meta>
</office:document-meta>
</file>

<file path=Object 1/content.xml><?xml version="1.0" encoding="utf-8"?>
<math xmlns="http://www.w3.org/1998/Math/MathML" display="block">
  <semantics>
    <mfrac>
      <mn>24</mn>
      <mn>54</mn>
    </mfrac>
    <annotation encoding="StarMath 5.0">{24} over {54} </annotation>
  </semantics>
</math>
</file>

<file path=Object 2/content.xml><?xml version="1.0" encoding="utf-8"?>
<math xmlns="http://www.w3.org/1998/Math/MathML" display="block">
  <semantics>
    <mfrac>
      <mn>4</mn>
      <mn>9</mn>
    </mfrac>
    <annotation encoding="StarMath 5.0">{4} over {9} </annotation>
  </semantics>
</math>
</file>

<file path=Object 3/content.xml><?xml version="1.0" encoding="utf-8"?>
<math xmlns="http://www.w3.org/1998/Math/MathML" display="block">
  <semantics>
    <mrow>
      <mfrac>
        <mn>1</mn>
        <mn>2</mn>
      </mfrac>
      <mo stretchy="false">⋅</mo>
      <mfrac>
        <mn>3</mn>
        <mn>4</mn>
      </mfrac>
    </mrow>
    <annotation encoding="StarMath 5.0">{{1} over {2}} cdot {{3} over {4} } </annotation>
  </semantics>
</math>
</file>